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61900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="solid" draw:fill-color="#cc996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019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9966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8cm" fo:padding-top="0cm" fo:padding-bottom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P3" style:family="paragraph">
      <style:text-properties fo:font-size="20pt"/>
    </style:style>
    <style:style style:name="P4" style:family="paragraph">
      <style:text-properties fo:color="#ffcc99" style:text-outline="false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 style:font-relief="embossed"/>
    </style:style>
    <style:style style:name="P5" style:family="paragraph">
      <style:text-properties fo:color="#ffd320"/>
    </style:style>
    <style:style style:name="P6" style:family="paragraph">
      <style:text-properties fo:color="#ffd320" style:text-outline="false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 style:font-relief="embossed"/>
    </style:style>
    <style:style style:name="P7" style:family="paragraph">
      <style:text-properties fo:color="#ff9900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P8" style:family="paragraph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9" style:family="paragraph">
      <style:text-properties fo:color="#ffcc00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P10" style:family="paragraph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T1" style:family="text">
      <style:text-properties style:font-name="Liberation Sans1"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T2" style:family="text">
      <style:text-properties fo:color="#ffcc99" style:text-outline="false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normal" style:font-relief="none"/>
    </style:style>
    <style:style style:name="T3" style:family="text">
      <style:text-properties fo:color="#ffd320" style:text-outline="false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normal" style:font-relief="none"/>
    </style:style>
    <style:style style:name="T4" style:family="text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5" style:family="text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16cm" svg:height="0.916cm" svg:x="7.812cm" svg:y="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16cm" svg:height="0.916cm" svg:x="8.613cm" svg:y="1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1cm" svg:height="0.661cm" svg:x="8.0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1cm" svg:height="0.661cm" svg:x="8.6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35cm" svg:height="0.464cm" svg:x="8.513cm" svg:y="2.47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5.842cm" svg:height="2.846cm" svg:x="10.16cm" svg:y="1.2cm">
          <draw:text-box>
            <text:p><text:span text:style-name="T1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2cm" svg:height="0.862cm" svg:x="7.866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75cm" svg:height="0.875cm" svg:x="8.613cm" svg:y="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22cm" svg:height="0.622cm" svg:x="8.055cm" svg:y="1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1cm" svg:height="0.631cm" svg:x="8.663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583cm" svg:height="0.653cm" svg:x="8.385cm" svg:y="2.49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2" draw:layer="layout" svg:width="5.842cm" svg:height="2.846cm" svg:x="10.16cm" svg:y="1.2cm">
          <draw:text-box>
            <text:p><text:span text:style-name="T1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2cm" svg:height="0.862cm" svg:x="7.866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75cm" svg:height="0.875cm" svg:x="8.613cm" svg:y="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22cm" svg:height="0.622cm" svg:x="8.055cm" svg:y="1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1cm" svg:height="0.631cm" svg:x="8.663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583cm" svg:height="0.653cm" svg:x="8.385cm" svg:y="2.49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4" draw:layer="layout" svg:width="8.274cm" svg:height="3.79cm" svg:x="9.76cm" svg:y="0.7cm">
          <draw:text-box>
            <text:p><text:span text:style-name="T2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8.274cm" svg:height="3.79cm" svg:x="7.874cm" svg:y="8.382cm">
          <draw:text-box>
            <text:p><text:span text:style-name="T2">crail</text:span></text:p>
          </draw:text-box>
        </draw:frame>
        <draw:g>
          <draw:custom-shape draw:style-name="gr1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" draw:text-style-name="P1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" draw:text-style-name="P1" draw:layer="layout" svg:width="0.602cm" svg:height="0.691cm" svg:x="6.93cm" svg:y="10.27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9" draw:text-style-name="P6" draw:layer="layout" svg:width="8.274cm" svg:height="3.79cm" svg:x="7.874cm" svg:y="8.382cm">
            <draw:text-box>
              <text:p text:style-name="P5"><text:span text:style-name="T3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7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9" draw:text-style-name="P8" draw:layer="layout" svg:width="8.274cm" svg:height="3.472cm" svg:x="7.874cm" svg:y="8.636cm">
            <draw:text-box>
              <text:p text:style-name="P7"><text:span text:style-name="T4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7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9" draw:text-style-name="P10" draw:layer="layout" svg:width="8.274cm" svg:height="3.472cm" svg:x="7.874cm" svg:y="8.636cm">
            <draw:text-box>
              <text:p text:style-name="P9"><text:span text:style-name="T5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7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08:52:32.209342557</meta:creation-date>
    <dc:date>2016-12-30T18:05:27.721379204</dc:date>
    <meta:editing-duration>P1DT36M24S</meta:editing-duration>
    <meta:editing-cycles>298</meta:editing-cycles>
    <meta:generator>LibreOffice/4.2.8.2$Linux_X86_64 LibreOffice_project/420m0$Build-2</meta:generator>
    <meta:document-statistic meta:object-count="162"/>
  </office:meta>
</office:document-meta>
</file>